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tion:</text:p>
      <text:p text:style-name="Standard"/>
      <text:p text:style-name="Standard"><text:tab/>The invention of touchscreens marked the first truly new form of user input since the mouse was created back in 1970. This new input gives users a more direct, hands on approach to computer interaction and has since lead to many innovations in touch-input interpretation and prediction software. By allocating specific portions of screen to specific buttons, gestures, etc, users can now directly manipulate screens with their hands. While the improvement in touchscreen technology has lead to a great increase in popularity for touch devices, the touch interpretation software took a great deal of work to implement and is still being improved upon today. Touch keyboards are an especially complicated portion of touchscreen analysis because they are the user's primary form of interaction. Improving touch-keyboard input accuracy thus directly correlates to increased user productivity, and finding ways to improve upon the basic keyboard layout has thus been key to the continued success of touchscreen keyboard technology.</text:p>
      <text:p text:style-name="Standard"><text:tab/>Modern touchscreen keyboards now implement the 'soft keyboard' approach, in which the area allocated to each key varies in size based upon the probability that that letter will be chosen next. By predicting what the user will input next we can dynamically change the size of each key and thus greatly decrease the number of mistakes experienced by the user while attempting to input each letter.</text:p>
      <text:p text:style-name="Standard"><text:tab/>This dynamic key re-sizing requires knowledge of what the user will type next, and predicting this can be a very difficult task. The procedures and the techniques used in modern touch keyboards often go well beyond the scope of this course. In this project we will dedicate the theory based portion of this project to explaining some of the core strategies/theories behind modern key prediction and key re-sizing. We will then implement a very basic form of key prediction based upon previously typed letters in a word for the implementation portion of the project. By doing this we hope to show how some of the very earliest key predictors work. We can then extrapolate on this work and discuss some of the more complicated aspects of predictive touch typing.</text:p>
      <text:p text:style-name="Standard"/>
      <text:p text:style-name="Standard">Body:</text:p>
      <text:p text:style-name="Standard"/>
      <text:p text:style-name="Standard">Modern key probability:</text:p>
      <text:list xml:id="list980891872" text:style-name="L1">
        <text:list-item>
          <text:p text:style-name="P1">Word frequency</text:p>
        </text:list-item>
        <text:list-item>
          <text:p text:style-name="P1">Sentence structure/grammar</text:p>
        </text:list-item>
        <text:list-item>
          <text:p text:style-name="P1">Previously typed sentences</text:p>
          <text:list>
            <text:list-item>
              <text:p text:style-name="P1">previously typed sub-sentences</text:p>
            </text:list-item>
          </text:list>
        </text:list-item>
      </text:list>
      <text:list xml:id="list1738761617" text:style-name="L2">
        <text:list-item>
          <text:p text:style-name="P2">asdfa</text:p>
        </text:list-item>
      </text:list>
      <text:p text:style-name="Standard"/>
      <text:p text:style-name="Standard">Modern key re siz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iffin Dunn</meta:initial-creator>
    <meta:creation-date>2012-11-10T12:49:40</meta:creation-date>
    <dc:date>2012-11-10T15:06:31</dc:date>
    <dc:creator>Griffin Dunn</dc:creator>
    <meta:editing-duration>PT1H15M</meta:editing-duration>
    <meta:editing-cycles>3</meta:editing-cycles>
    <meta:generator>LibreOffice/3.4$Unix LibreOffice_project/340m1$Build-502</meta:generator>
    <meta:document-statistic meta:table-count="0" meta:image-count="0" meta:object-count="0" meta:page-count="1" meta:paragraph-count="12" meta:word-count="376" meta:character-count="2352" meta:non-whitespace-character-count="1990"/>
  </office:meta>
</office:document-meta>
</file>